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9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gment_analysi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Model output: complete segment</text:p>
          </table:table-cell>
          <table:table-cell office:value-type="string" calcext:value-type="string">
            <text:p>After expansion: complete segment</text:p>
          </table:table-cell>
          <table:table-cell office:value-type="string" calcext:value-type="string">
            <text:p>Model output: Contains surrounding object</text:p>
          </table:table-cell>
          <table:table-cell office:value-type="string" calcext:value-type="string">
            <text:p>After expansion: Contains surrounding object</text:p>
          </table:table-cell>
          <table:table-cell office:value-type="string" calcext:value-type="string">
            <text:p>Not a chemical structure</text:p>
          </table:table-cell>
          <table:table-cell office:value-type="string" calcext:value-type="string">
            <text:p>Missed chemical structures in this article (if this page is the first one in this list, then page 1 – this page; otherwise: last page +1 – this page; if there are pages behind this page which are not in the list, these are also covered)</text:p>
          </table:table-cell>
        </table:table-row>
        <table:table-row table:style-name="ro1">
          <table:table-cell office:value-type="string" calcext:value-type="string">
            <text:p>acs.jnatprod.6b00305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305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305.pdf_1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491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1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491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491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6b00491.pdf_4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491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.jnatprod.6b0074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5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0748.pdf_5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0748.pdf_5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1051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.jnatprod.6b01051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051.pdf_2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1196.pdf_1.png_segment_1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6b01196.pdf_1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6b01196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6b01196.pdf_2.png_segment_7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7b0004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04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s.jnatprod.7b0004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5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043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043.pdf_6.png_segment_5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043.pdf_6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328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32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32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328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476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476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476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476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476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64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64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648.pdf_2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03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03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5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5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03.pdf_6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s.jnatprod.7b00703.pdf_6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1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s.jnatprod.7b00762.pdf_1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7b00762.pdf_1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3.png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1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1.png_segment_7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1.png_segment_8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2.png_segment_1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s.jnatprod.7b00762.pdf_4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7b00762.pdf_4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4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4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4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5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4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5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762.pdf_5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5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6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8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762.pdf_8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762.pdf_8.png_segment_2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7b00838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838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1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838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3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4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4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38.pdf_4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7b00867.pdf_1.png_segment_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7b00867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6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7b00867.pdf_1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7b00867.pdf_1.png_segment_1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209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209.pdf_2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209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335.pdf_1.png_segment_1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1.png_segment_2.p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335.pdf_1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1.png_segment_8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335.pdf_1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335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7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335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2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335.pdf_2.png_segment_13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1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6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335.pdf_2.png_segment_1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335.pdf_2.png_segment_19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335.pdf_2.png_segment_20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.jnatprod.8b00335.pdf_2.png_segment_21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s.jnatprod.8b00544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544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544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5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544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s.jnatprod.8b00728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s.jnatprod.8b00728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300428r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1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3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300428r.pdf_3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3.png_segment_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28r.pdf_3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p300490v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300490v.pdf_3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300490v.pdf_3.png_segment_5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400071c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071c.pdf_2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188m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188m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188m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188m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188m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1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234u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234u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234u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3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234u.pdf_2.png_segment_4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5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234u.pdf_2.png_segment_6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04q.pdf_1.png_segment_0.png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304q.pdf_1.png_segment_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304q.pdf_1.png_segment_2.pn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400304q.pdf_3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p400304q.pdf_6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400304q.pdf_6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04q.pdf_6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326e.pdf_1.png_segment_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326e.pdf_1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400817j.pdf_2.png_segment_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3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4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5.p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400817j.pdf_2.png_segment_6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7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8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9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400817j.pdf_2.png_segment_13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 SUM([.B2:.B307])" office:value-type="float" office:value="250" calcext:value-type="float">
            <text:p>250</text:p>
          </table:table-cell>
          <table:table-cell table:formula="of:= SUM([.C2:.C307])" office:value-type="float" office:value="306" calcext:value-type="float">
            <text:p>306</text:p>
          </table:table-cell>
          <table:table-cell table:formula="of:= SUM([.D2:.D307])" office:value-type="float" office:value="29" calcext:value-type="float">
            <text:p>29</text:p>
          </table:table-cell>
          <table:table-cell table:formula="of:= SUM([.E2:.E307])" office:value-type="float" office:value="29" calcext:value-type="float">
            <text:p>29</text:p>
          </table:table-cell>
          <table:table-cell table:formula="of:= SUM([.F2:.F307])" office:value-type="float" office:value="0" calcext:value-type="float">
            <text:p>0</text:p>
          </table:table-cell>
          <table:table-cell table:formula="of:= SUM([.G2:.G307]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 of structures total:</text:p>
          </table:table-cell>
          <table:table-cell table:formula="of:=[.B309]+[.G308]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ortion of found structures:</text:p>
          </table:table-cell>
          <table:table-cell table:formula="of:=[.B309]/[.B310]" office:value-type="float" office:value="0.927272727272727" calcext:value-type="float">
            <text:p>0.92727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o complete segmentation ONLY MODEL</text:p>
          </table:table-cell>
          <table:table-cell table:formula="of:=[.B308]/[.$B$309]" office:value-type="float" office:value="0.816993464052288" calcext:value-type="float">
            <text:p>0.816993464052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o complete segmentation WITH EXPANSION</text:p>
          </table:table-cell>
          <table:table-cell table:formula="of:=[.C308]/[.$B$309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 objects AFTER MODEL</text:p>
          </table:table-cell>
          <table:table-cell table:formula="of:=[.D308]/[.B309]" office:value-type="float" office:value="0.0947712418300654" calcext:value-type="float">
            <text:p>0.094771241830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tional objects AFTER EXPANSION</text:p>
          </table:table-cell>
          <table:table-cell table:formula="of:=[.E308]/[.B309]" office:value-type="float" office:value="0.0947712418300654" calcext:value-type="float">
            <text:p>0.09477124183006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egment_analysis.A1:segment_analysi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2:09:56.700297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14:38:43.123778978</dc:date>
    <meta:editing-duration>PT3H59M36S</meta:editing-duration>
    <meta:editing-cycles>15</meta:editing-cycles>
    <meta:generator>LibreOffice/6.0.7.3$Linux_X86_64 LibreOffice_project/00m0$Build-3</meta:generator>
    <meta:document-statistic meta:table-count="1" meta:cell-count="1057" meta:object-count="0"/>
  </office:meta>
</office:document-meta>
</file>